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52.59mm"/>
    </style:style>
    <style:style style:name="co3" style:family="table-column">
      <style:table-column-properties fo:break-before="auto" style:column-width="111.65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81.94mm"/>
    </style:style>
    <style:style style:name="co9" style:family="table-column">
      <style:table-column-properties fo:break-before="auto" style:column-width="145.26mm"/>
    </style:style>
    <style:style style:name="co10" style:family="table-column">
      <style:table-column-properties fo:break-before="auto" style:column-width="19.3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/>
    </style:style>
    <style:style style:name="ce22" style:family="table-cell" style:parent-style-name="Default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" office:value-type="string" calcext:value-type="string">
            <text:p>Explaining architectural choices to non-architects</text:p>
          </table:table-cell>
          <table:table-cell table:style-name="ce3" office:value-type="string" calcext:value-type="string">
            <text:p>Bernini, D. and F. Tisato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3" office:value-type="string" calcext:value-type="string">
            <text:p>Impact evaluation for quality-oriented architectural decisions regarding evolvability</text:p>
          </table:table-cell>
          <table:table-cell table:style-name="ce3" office:value-type="string" calcext:value-type="string">
            <text:p>Bode, S. and M. Riebisch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3" office:value-type="string" calcext:value-type="string">
            <text:p>Automatic Tracing of Decisions to Architecture and Implementation</text:p>
          </table:table-cell>
          <table:table-cell table:style-name="ce3" office:value-type="string" calcext:value-type="string">
            <text:p>Buchgeher, G. and R. Weinreich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Embedded design rationale in software architecture</text:p>
          </table:table-cell>
          <table:table-cell table:style-name="ce22" office:value-type="string" calcext:value-type="string">
            <text:p>Capilla, R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3" office:value-type="string" calcext:value-type="string">
            <text:p>On the role of architectural design decisions in software product line engineering</text:p>
          </table:table-cell>
          <table:table-cell table:style-name="ce3" office:value-type="string" calcext:value-type="string">
            <text:p>Capilla, R. and M. Ali Babar.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3" office:value-type="string" calcext:value-type="string">
            <text:p>An enhanced architectural knowledge metamodel linking architectural design decisions to other artifacts in the software engineering lifecycle</text:p>
          </table:table-cell>
          <table:table-cell table:style-name="ce3" office:value-type="string" calcext:value-type="string">
            <text:p>Capilla, R., et al., An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3" office:value-type="string" calcext:value-type="string">
            <text:p>A model to represent architectural design rationale</text:p>
          </table:table-cell>
          <table:table-cell table:style-name="ce3" office:value-type="string" calcext:value-type="string">
            <text:p>Carignano, M.C., S. Gonnet, and H. Leone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3" office:value-type="string" calcext:value-type="string">
            <text:p>Ontology-driven visualization of architectural design decisions</text:p>
          </table:table-cell>
          <table:table-cell table:style-name="ce3" office:value-type="string" calcext:value-type="string">
            <text:p>de Boer, R.C., et al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3" office:value-type="string" calcext:value-type="string">
            <text:p>On the similarity between requirements and architecture</text:p>
          </table:table-cell>
          <table:table-cell table:style-name="ce3" office:value-type="string" calcext:value-type="string">
            <text:p>de Boer, R.C. and H. van Vliet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3" office:value-type="string" calcext:value-type="string">
            <text:p>Documenting and analyzing a context-sensitive design space</text:p>
          </table:table-cell>
          <table:table-cell table:style-name="ce3" office:value-type="string" calcext:value-type="string">
            <text:p>de Bruin, H., H. van Vliet, and Z. Baida</text:p>
          </table:table-cell>
          <table:table-cell table:style-name="ce17" office:value-type="float" office:value="2002" calcext:value-type="float">
            <text:p>2002</text:p>
          </table:table-cell>
          <table:table-cell table:style-name="ce17" office:value-type="string" calcext:value-type="string">
            <text:p>No *</text:p>
          </table:table-cell>
          <table:table-cell table:number-columns-repeated="1015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3" office:value-type="string" calcext:value-type="string">
            <text:p>An architectural style for optimizing system qualities in adaptive embedded systems using multi-objective optimization</text:p>
          </table:table-cell>
          <table:table-cell table:style-name="ce3" office:value-type="string" calcext:value-type="string">
            <text:p>de Roo, A., H. Sozer, and M. Aksit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3" office:value-type="string" calcext:value-type="string">
            <text:p>A classification of value for software architecture decisions</text:p>
          </table:table-cell>
          <table:table-cell table:style-name="ce3" office:value-type="string" calcext:value-type="string">
            <text:p>Eklund, U. and T. Arts.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3" office:value-type="string" calcext:value-type="string">
            <text:p>Value-based design decision rationale documentation: principles and empirical feasibility study</text:p>
          </table:table-cell>
          <table:table-cell table:style-name="ce3" office:value-type="string" calcext:value-type="string">
            <text:p>Falessi, D., G. Cantone, and P. Kruchten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3" office:value-type="string" calcext:value-type="string">
            <text:p>The lonesome architect</text:p>
          </table:table-cell>
          <table:table-cell table:style-name="ce3" office:value-type="string" calcext:value-type="string">
            <text:p>Farenhorst, R., et al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3" office:value-type="string" calcext:value-type="string">
            <text:p>Attempting to Understand the Progress of Software Architecture Decision-Making on Large Australian Defence Projects</text:p>
          </table:table-cell>
          <table:table-cell table:style-name="ce3" office:value-type="string" calcext:value-type="string">
            <text:p>Harrison, T.C. and A.P. Campbell.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3" office:value-type="string" calcext:value-type="string">
            <text:p>The lonesome architect</text:p>
          </table:table-cell>
          <table:table-cell table:style-name="ce3" office:value-type="string" calcext:value-type="string">
            <text:p>Hoorn, J.F., et al.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3" office:value-type="string" calcext:value-type="string">
            <text:p>Customer value in architecture decision making</text:p>
          </table:table-cell>
          <table:table-cell table:style-name="ce3" office:value-type="string" calcext:value-type="string">
            <text:p>Ivanovic´ , A. and P. America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3" office:value-type="string" calcext:value-type="string">
            <text:p>Enriching software architecture documentation</text:p>
          </table:table-cell>
          <table:table-cell table:style-name="ce3" office:value-type="string" calcext:value-type="string">
            <text:p>Jansen, A., P. Avgeriou, and J.S. van der Ven,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3" office:value-type="string" calcext:value-type="string">
            <text:p>Software Architecture as a Set of Architectural Design Decisions</text:p>
          </table:table-cell>
          <table:table-cell table:style-name="ce3" office:value-type="string" calcext:value-type="string">
            <text:p>Jansen, A. and J. Bosch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3" office:value-type="string" calcext:value-type="string">
            <text:p>Documenting after the fact: Recovering architectural design decisions</text:p>
          </table:table-cell>
          <table:table-cell table:style-name="ce3" office:value-type="string" calcext:value-type="string">
            <text:p>Jansen, A., J. Bosch, and P. Avgeriou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3" office:value-type="string" calcext:value-type="string">
            <text:p>Tool support for architectural decisions</text:p>
          </table:table-cell>
          <table:table-cell table:style-name="ce3" office:value-type="string" calcext:value-type="string">
            <text:p>Jansen, A., et al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3" office:value-type="string" calcext:value-type="string">
            <text:p>Integrating decision management with UML modeling concepts and tools</text:p>
          </table:table-cell>
          <table:table-cell table:style-name="ce3" office:value-type="string" calcext:value-type="string">
            <text:p>Könemann, P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3" office:value-type="string" calcext:value-type="string">
            <text:p>Linking design decisions to design models in model-based software development</text:p>
          </table:table-cell>
          <table:table-cell table:style-name="ce3" office:value-type="string" calcext:value-type="string">
            <text:p>Könemann, P. and O. Zimmermann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3" office:value-type="string" calcext:value-type="string">
            <text:p>Automating architecture trade-off decision making through a complex multi-attribute decision process</text:p>
          </table:table-cell>
          <table:table-cell table:style-name="ce3" office:value-type="string" calcext:value-type="string">
            <text:p>Makki, M., E. Bagheri, and A.A. Ghorbani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3" office:value-type="string" calcext:value-type="string">
            <text:p>Architecturally Significant Requirements, Reference Architecture, and Metamodel for Knowledge Management in Information Technology Services</text:p>
          </table:table-cell>
          <table:table-cell table:style-name="ce3" office:value-type="string" calcext:value-type="string">
            <text:p>Miksovic, C. and O. Zimmermann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3" office:value-type="string" calcext:value-type="string">
            <text:p>Automating the trace of architectural design decisions and rationales using a MDD approach</text:p>
          </table:table-cell>
          <table:table-cell table:style-name="ce3" office:value-type="string" calcext:value-type="string">
            <text:p>Navarro, E. and C.E. Cuesta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3" office:value-type="string" calcext:value-type="string">
            <text:p>Weaving a network of architectural knowledge</text:p>
          </table:table-cell>
          <table:table-cell table:style-name="ce3" office:value-type="string" calcext:value-type="string">
            <text:p>Navarro, E., C.E. Cuesta, and D.E. Perry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3" office:value-type="string" calcext:value-type="string">
            <text:p>Experiences in making architectural decisions during the development of a New Base Station platform</text:p>
          </table:table-cell>
          <table:table-cell table:style-name="ce3" office:value-type="string" calcext:value-type="string">
            <text:p>Savolainen, J., et al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" office:value-type="string" calcext:value-type="string">
            <text:p>Guiding architectural decisions with the influencing factors method</text:p>
          </table:table-cell>
          <table:table-cell table:style-name="ce3" office:value-type="string" calcext:value-type="string">
            <text:p>Stoll, P., A. Wall, and C. Norstrom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3" office:value-type="string" calcext:value-type="string">
            <text:p>Predicting Change Impact in Architecture Design with Bayesian Belief Networks</text:p>
          </table:table-cell>
          <table:table-cell table:style-name="ce3" office:value-type="string" calcext:value-type="string">
            <text:p>Tang, A., et al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3" office:value-type="string" calcext:value-type="string">
            <text:p>Reducing architectural knowledge vaporization by applying the repertory grid technique</text:p>
          </table:table-cell>
          <table:table-cell table:style-name="ce3" office:value-type="string" calcext:value-type="string">
            <text:p>Tofan, D., M. Galster, and P. Avgeriou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3" office:value-type="string" calcext:value-type="string">
            <text:p>Reengineering for service oriented architectures: A strategic decision model for integration versus migration</text:p>
          </table:table-cell>
          <table:table-cell table:style-name="ce3" office:value-type="string" calcext:value-type="string">
            <text:p>Umar, A. and A. Zordan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3" office:value-type="string" calcext:value-type="string">
            <text:p>Design erosion: Problems and causes</text:p>
          </table:table-cell>
          <table:table-cell table:style-name="ce3" office:value-type="string" calcext:value-type="string">
            <text:p>van Gurp, J. and J. Bosch</text:p>
          </table:table-cell>
          <table:table-cell table:style-name="ce17" office:value-type="float" office:value="2002" calcext:value-type="float">
            <text:p>2002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3" office:value-type="string" calcext:value-type="string">
            <text:p>Naive architecting - Understanding the reasoning process of students: A descriptive survey</text:p>
          </table:table-cell>
          <table:table-cell table:style-name="ce3" office:value-type="string" calcext:value-type="string">
            <text:p>van Heesch, U. and P. Avgeriou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3" office:value-type="string" calcext:value-type="string">
            <text:p>Mature Architecting - A Survey about the Reasoning Process of Professional Architects</text:p>
          </table:table-cell>
          <table:table-cell table:style-name="ce3" office:value-type="string" calcext:value-type="string">
            <text:p>van Heesch, U. and P. Avgeriou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3" office:value-type="string" calcext:value-type="string">
            <text:p>Integrating requirements and design decisions in architecture representation</text:p>
          </table:table-cell>
          <table:table-cell table:style-name="ce3" office:value-type="string" calcext:value-type="string">
            <text:p>Weinreich, R. and G. Buchgeher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3" office:value-type="string" calcext:value-type="string">
            <text:p>Architecture decision-making in support of complexity control</text:p>
          </table:table-cell>
          <table:table-cell table:style-name="ce3" office:value-type="string" calcext:value-type="string">
            <text:p>Zalewski, A. and S. Kijas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3" office:value-type="string" calcext:value-type="string">
            <text:p>Capturing architecture evolution with maps of architectural decisions 2.0</text:p>
          </table:table-cell>
          <table:table-cell table:style-name="ce3" office:value-type="string" calcext:value-type="string">
            <text:p>Zalewski, A., S. Kijas, and D. Sokolowska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3" office:value-type="string" calcext:value-type="string">
            <text:p>Diagrammatic Modeling of Architectural Decisions</text:p>
          </table:table-cell>
          <table:table-cell table:style-name="ce3" office:value-type="string" calcext:value-type="string">
            <text:p>Zalewski, A. and M. Ludzia,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3" office:value-type="string" calcext:value-type="string">
            <text:p>Managing architectural decision models with dependency relations, integrity constraints, and production rules</text:p>
          </table:table-cell>
          <table:table-cell table:style-name="ce3" office:value-type="string" calcext:value-type="string">
            <text:p>Zimmermann, O., et al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number-columns-repeated="1016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Using ontology to support development of software architectures</text:p>
          </table:table-cell>
          <table:table-cell table:style-name="ce22" office:value-type="string" calcext:value-type="string">
            <text:p>Akerman, A. and J. Tyree</text:p>
          </table:table-cell>
          <table:table-cell table:style-name="ce22" office:value-type="float" office:value="2006" calcext:value-type="float">
            <text:p>2006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Formulating the architectural design of enterprise applications as search problem</text:p>
          </table:table-cell>
          <table:table-cell table:style-name="ce22" office:value-type="string" calcext:value-type="string">
            <text:p>Al-Naeem, T., et al.</text:p>
          </table:table-cell>
          <table:table-cell table:style-name="ce22" office:value-type="float" office:value="2005" calcext:value-type="float">
            <text:p>2005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A quality-driven systematic approach for architecting distributed software applications</text:p>
          </table:table-cell>
          <table:table-cell table:style-name="ce22" office:value-type="string" calcext:value-type="string">
            <text:p>Al-Naeem, T., et al.</text:p>
          </table:table-cell>
          <table:table-cell table:style-name="ce22"/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Tool support for optimization-based architectural evaluation</text:p>
          </table:table-cell>
          <table:table-cell table:style-name="ce22" office:value-type="string" calcext:value-type="string">
            <text:p>Al-Naeem, T., et al.</text:p>
          </table:table-cell>
          <table:table-cell table:style-name="ce22"/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2" office:value-type="string" calcext:value-type="string">
            <text:p>Supporting architectural design decisions through risk identification architecture pattern (RIAP) model</text:p>
          </table:table-cell>
          <table:table-cell table:style-name="ce22" office:value-type="string" calcext:value-type="string">
            <text:p>Al-Rousan, T., S. Sulaiman, and R.A. Salam</text:p>
          </table:table-cell>
          <table:table-cell table:style-name="ce22"/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Tool support for automating architectural knowledge extraction</text:p>
          </table:table-cell>
          <table:table-cell table:style-name="ce22" office:value-type="string" calcext:value-type="string">
            <text:p>Aman ul, h. and M.A. Babar.</text:p>
          </table:table-cell>
          <table:table-cell table:style-name="ce22"/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2" office:value-type="string" calcext:value-type="string">
            <text:p>Ontology-Based Architectural Knowledge Representation: Structural Elements Module</text:p>
          </table:table-cell>
          <table:table-cell table:style-name="ce22" office:value-type="string" calcext:value-type="string">
            <text:p>Ameller, D. and X. Franch.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2" office:value-type="string" calcext:value-type="string">
            <text:p>A framework for design tradeoffs</text:p>
          </table:table-cell>
          <table:table-cell table:style-name="ce22" office:value-type="string" calcext:value-type="string">
            <text:p>Andrews, A., et al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2" office:value-type="string" calcext:value-type="string">
            <text:p>Key organizational factors in data warehouse architecture selection</text:p>
          </table:table-cell>
          <table:table-cell table:style-name="ce22" office:value-type="string" calcext:value-type="string">
            <text:p>Ariyachandra, T. and H. Watson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2" office:value-type="string" calcext:value-type="string">
            <text:p>A Tool for Managing Software Architecture Knowledge</text:p>
          </table:table-cell>
          <table:table-cell table:style-name="ce22" office:value-type="string" calcext:value-type="string">
            <text:p>Babar, M.A. and I. Gorton.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2" office:value-type="string" calcext:value-type="string">
            <text:p>Introducing Tool Support for Managing Architectural Knowledge: An Experience Report</text:p>
          </table:table-cell>
          <table:table-cell table:style-name="ce22" office:value-type="string" calcext:value-type="string">
            <text:p>Babar, M.A., et al.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3" office:value-type="string" calcext:value-type="string">
            <text:p>Explaining architectural choices to non-architects</text:p>
          </table:table-cell>
          <table:table-cell table:style-name="ce3" office:value-type="string" calcext:value-type="string">
            <text:p>Bernini, D. and F. Tisato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An executable design decision representation using model transformations</text:p>
          </table:table-cell>
          <table:table-cell table:style-name="ce22" office:value-type="string" calcext:value-type="string">
            <text:p>Biehl, M. and M. Törngren.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Making Architectural Decisions Based on Requirements: Analysis and Combination of Risk-based and Quality Attribute-based Methods</text:p>
          </table:table-cell>
          <table:table-cell table:style-name="ce22" office:value-type="string" calcext:value-type="string">
            <text:p>Bingfeng, X., H. Zhiqiu, and W. Ou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2" office:value-type="string" calcext:value-type="string">
            <text:p>Responsibility Driven Architecture</text:p>
          </table:table-cell>
          <table:table-cell table:style-name="ce22" office:value-type="string" calcext:value-type="string">
            <text:p>Blair, S., T. Cull, and R. Watt,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3" office:value-type="string" calcext:value-type="string">
            <text:p>Impact evaluation for quality-oriented architectural decisions regarding evolvability</text:p>
          </table:table-cell>
          <table:table-cell table:style-name="ce3" office:value-type="string" calcext:value-type="string">
            <text:p>Bode, S. and M. Riebisch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22" office:value-type="string" calcext:value-type="string">
            <text:p>Software architecture: The next step</text:p>
          </table:table-cell>
          <table:table-cell table:style-name="ce22" office:value-type="string" calcext:value-type="string">
            <text:p>Bosch, J.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3" office:value-type="string" calcext:value-type="string">
            <text:p>Automatic Tracing of Decisions to Architecture and Implementation</text:p>
          </table:table-cell>
          <table:table-cell table:style-name="ce3" office:value-type="string" calcext:value-type="string">
            <text:p>Buchgeher, G. and R. Weinreich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22" office:value-type="string" calcext:value-type="string">
            <text:p>Embedded design rationale in software architecture</text:p>
          </table:table-cell>
          <table:table-cell table:style-name="ce22" office:value-type="string" calcext:value-type="string">
            <text:p>Capilla, R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3" office:value-type="string" calcext:value-type="string">
            <text:p>On the role of architectural design decisions in software product line engineering</text:p>
          </table:table-cell>
          <table:table-cell table:style-name="ce3" office:value-type="string" calcext:value-type="string">
            <text:p>Capilla, R. and M. Ali Babar.</text:p>
          </table:table-cell>
          <table:table-cell table:style-name="ce17" office:value-type="float" office:value="2008" calcext:value-type="float">
            <text:p>2008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Viability for codifying and documenting architectural design decisions with tool support</text:p>
          </table:table-cell>
          <table:table-cell table:style-name="ce22" office:value-type="string" calcext:value-type="string">
            <text:p>Capilla, R., J.C. Dueñas, and F. Nava,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22" office:value-type="string" calcext:value-type="string">
            <text:p>Extending software architecting processes with decision-making activities</text:p>
          </table:table-cell>
          <table:table-cell table:style-name="ce22" office:value-type="string" calcext:value-type="string">
            <text:p>Capilla, R. and F. Nava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22" office:value-type="string" calcext:value-type="string">
            <text:p>Effort estimation in capturing architectural knowledge</text:p>
          </table:table-cell>
          <table:table-cell table:style-name="ce22" office:value-type="string" calcext:value-type="string">
            <text:p>Capilla, R., F. Nava, and C. Carrillo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22" office:value-type="string" calcext:value-type="string">
            <text:p>Modeling and Documenting the Evolution of Architectural Design Decisions</text:p>
          </table:table-cell>
          <table:table-cell table:style-name="ce22" office:value-type="string" calcext:value-type="string">
            <text:p>Capilla, R., F. Nava, and J.C. Duenas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22" office:value-type="string" calcext:value-type="string">
            <text:p>Attributes for characterizing the evolution of architectural design decisions</text:p>
          </table:table-cell>
          <table:table-cell table:style-name="ce22" office:value-type="string" calcext:value-type="string">
            <text:p>Capilla, R., F. Nava, and A. Tang.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3" office:value-type="string" calcext:value-type="string">
            <text:p>An enhanced architectural knowledge metamodel linking architectural design decisions to other artifacts in the software engineering lifecycle</text:p>
          </table:table-cell>
          <table:table-cell table:style-name="ce3" office:value-type="string" calcext:value-type="string">
            <text:p>Capilla, R., et al., An</text:p>
          </table:table-cell>
          <table:table-cell table:style-name="ce17" office:value-type="float" office:value="2011" calcext:value-type="float">
            <text:p>2011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3" office:value-type="string" calcext:value-type="string">
            <text:p>A model to represent architectural design rationale</text:p>
          </table:table-cell>
          <table:table-cell table:style-name="ce3" office:value-type="string" calcext:value-type="string">
            <text:p>Carignano, M.C., S. Gonnet, and H. Leone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A cost-benefit framework for making architectural decisions in a business context</text:p>
          </table:table-cell>
          <table:table-cell table:style-name="ce22" office:value-type="string" calcext:value-type="string">
            <text:p>Carriere, J., R. Kazman, and I. Ozkaya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22" office:value-type="string" calcext:value-type="string">
            <text:p>Scenario-Based Architectural Design Decisions Documentation and Evolution</text:p>
          </table:table-cell>
          <table:table-cell table:style-name="ce22" office:value-type="string" calcext:value-type="string">
            <text:p>Che, M. and D.E. Perry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22" office:value-type="string" calcext:value-type="string">
            <text:p>An Exploratory Case Study Using CBSP and Archium</text:p>
          </table:table-cell>
          <table:table-cell table:style-name="ce22" office:value-type="string" calcext:value-type="string">
            <text:p>Chen, C.L., D. Shao, and D.E. Perry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22" office:value-type="string" calcext:value-type="string">
            <text:p>Model-centered customizable architectural design decisions management</text:p>
          </table:table-cell>
          <table:table-cell table:style-name="ce22" office:value-type="string" calcext:value-type="string">
            <text:p>Chen, L., M.A. Babar, and H. Liang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22" office:value-type="string" calcext:value-type="string">
            <text:p>Let’s go to the whiteboard: how and why software developers use drawings</text:p>
          </table:table-cell>
          <table:table-cell table:style-name="ce22" office:value-type="string" calcext:value-type="string">
            <text:p>Cherubini, M., et al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22" office:value-type="string" calcext:value-type="string">
            <text:p>Accessing decision-making in software design</text:p>
          </table:table-cell>
          <table:table-cell table:style-name="ce22" office:value-type="string" calcext:value-type="string">
            <text:p>Christiaans, H. and R.A. Almendra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22" office:value-type="string" calcext:value-type="string">
            <text:p>An Economic Model for Software Architecture Decisions</text:p>
          </table:table-cell>
          <table:table-cell table:style-name="ce22" office:value-type="string" calcext:value-type="string">
            <text:p>Clements, P.C.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22" office:value-type="string" calcext:value-type="string">
            <text:p>The Architect’s Mindset</text:p>
          </table:table-cell>
          <table:table-cell table:style-name="ce22" office:value-type="string" calcext:value-type="string">
            <text:p>Clerc, V., P. Lago, and H. Vliet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22" office:value-type="string" calcext:value-type="string">
            <text:p>An optimization framework for ‘‘build-or-buy’’ decisions in software architecture</text:p>
          </table:table-cell>
          <table:table-cell table:style-name="ce22" office:value-type="string" calcext:value-type="string">
            <text:p>Cortellessa, V., F. Marinelli, and P. Potena</text:p>
          </table:table-cell>
          <table:table-cell table:style-name="ce22"/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3" office:value-type="string" calcext:value-type="string">
            <text:p>Ontology-driven visualization of architectural design decisions</text:p>
          </table:table-cell>
          <table:table-cell table:style-name="ce3" office:value-type="string" calcext:value-type="string">
            <text:p>de Boer, R.C., et al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3" office:value-type="string" calcext:value-type="string">
            <text:p>On the similarity between requirements and architecture</text:p>
          </table:table-cell>
          <table:table-cell table:style-name="ce3" office:value-type="string" calcext:value-type="string">
            <text:p>de Boer, R.C. and H. van Vliet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3" office:value-type="string" calcext:value-type="string">
            <text:p>Documenting and analyzing a context-sensitive design space</text:p>
          </table:table-cell>
          <table:table-cell table:style-name="ce3" office:value-type="string" calcext:value-type="string">
            <text:p>de Bruin, H., H. van Vliet, and Z. Baida</text:p>
          </table:table-cell>
          <table:table-cell table:style-name="ce17" office:value-type="float" office:value="2002" calcext:value-type="float">
            <text:p>2002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3" office:value-type="string" calcext:value-type="string">
            <text:p>An architectural style for optimizing system qualities in adaptive embedded systems using multi-objective optimization</text:p>
          </table:table-cell>
          <table:table-cell table:style-name="ce3" office:value-type="string" calcext:value-type="string">
            <text:p>de Roo, A., H. Sozer, and M. Aksit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3" office:value-type="string" calcext:value-type="string">
            <text:p>. The decision view of software architecture</text:p>
          </table:table-cell>
          <table:table-cell table:style-name="ce3" office:value-type="string" calcext:value-type="string">
            <text:p>Dueñas, J.C. and R. Capilla</text:p>
          </table:table-cell>
          <table:table-cell table:style-name="ce6"/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3" office:value-type="string" calcext:value-type="string">
            <text:p>Strategic versus Tactical Design</text:p>
          </table:table-cell>
          <table:table-cell table:style-name="ce3" office:value-type="string" calcext:value-type="string">
            <text:p>Eden, A.H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3" office:value-type="string" calcext:value-type="string">
            <text:p>A classification of value for software architecture decisions</text:p>
          </table:table-cell>
          <table:table-cell table:style-name="ce3" office:value-type="string" calcext:value-type="string">
            <text:p>Eklund, U. and T. Arts.</text:p>
          </table:table-cell>
          <table:table-cell table:style-name="ce17" office:value-type="float" office:value="2010" calcext:value-type="float">
            <text:p>201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3" office:value-type="string" calcext:value-type="string">
            <text:p>Reducing Uncertainty in Architectural Decisions with AADL</text:p>
          </table:table-cell>
          <table:table-cell table:style-name="ce3" office:value-type="string" calcext:value-type="string">
            <text:p>Evensen, K.D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3" office:value-type="string" calcext:value-type="string">
            <text:p>Documenting design decision rationale to improve individual and team design decision making: an experimental evaluation</text:p>
          </table:table-cell>
          <table:table-cell table:style-name="ce3" office:value-type="string" calcext:value-type="string">
            <text:p>Falessi, D., G. Cantone, and M. Becker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3" office:value-type="string" calcext:value-type="string">
            <text:p>Value-based design decision rationale documentation: principles and empirical feasibility study</text:p>
          </table:table-cell>
          <table:table-cell table:style-name="ce3" office:value-type="string" calcext:value-type="string">
            <text:p>Falessi, D., G. Cantone, and P. Kruchten</text:p>
          </table:table-cell>
          <table:table-cell table:style-name="ce17" office:value-type="float" office:value="2008" calcext:value-type="float">
            <text:p>200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3" office:value-type="string" calcext:value-type="string">
            <text:p>A value-based approach for documenting design decisions rationale: a replicated experiment</text:p>
          </table:table-cell>
          <table:table-cell table:style-name="ce3" office:value-type="string" calcext:value-type="string">
            <text:p>Falessi, D., R. Capilla, and G. Cantone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3" office:value-type="string" calcext:value-type="string">
            <text:p>The lonesome architect</text:p>
          </table:table-cell>
          <table:table-cell table:style-name="ce3" office:value-type="string" calcext:value-type="string">
            <text:p>Farenhorst, R., et al.</text:p>
          </table:table-cell>
          <table:table-cell table:style-name="ce17" office:value-type="float" office:value="2009" calcext:value-type="float">
            <text:p>2009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3" office:value-type="string" calcext:value-type="string">
            <text:p>Supporting Service Design Decisions</text:p>
          </table:table-cell>
          <table:table-cell table:style-name="ce3" office:value-type="string" calcext:value-type="string">
            <text:p>Gebhart, M., M. Baumgartner, and S. Abeck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3" office:value-type="string" calcext:value-type="string">
            <text:p>Rationale, decisions and alternatives traceability for architecture design</text:p>
          </table:table-cell>
          <table:table-cell table:style-name="ce3" office:value-type="string" calcext:value-type="string">
            <text:p>Gilson, F. and V. Englebert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3" office:value-type="string" calcext:value-type="string">
            <text:p>Identifying ‘‘good’’ architectural design alternatives with multi-objective optimization strategies</text:p>
          </table:table-cell>
          <table:table-cell table:style-name="ce3" office:value-type="string" calcext:value-type="string">
            <text:p>Grunske, 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3" office:value-type="string" calcext:value-type="string">
            <text:p>SOA process decisions: new challenges in architectural knowledge modeling</text:p>
          </table:table-cell>
          <table:table-cell table:style-name="ce3" office:value-type="string" calcext:value-type="string">
            <text:p>Gu, Q. and P. Lago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3" office:value-type="string" calcext:value-type="string">
            <text:p>A template for SOA design decision making in an educational setting</text:p>
          </table:table-cell>
          <table:table-cell table:style-name="ce3" office:value-type="string" calcext:value-type="string">
            <text:p>Gu, Q., P. Lago, and H. Van Vliet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3" office:value-type="string" calcext:value-type="string">
            <text:p>SOA decision making - what do we need to know</text:p>
          </table:table-cell>
          <table:table-cell table:style-name="ce3" office:value-type="string" calcext:value-type="string">
            <text:p>Gu, Q. and H. van Vliet.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3" office:value-type="string" calcext:value-type="string">
            <text:p>Using Patterns to Capture Architectural Decisions</text:p>
          </table:table-cell>
          <table:table-cell table:style-name="ce3" office:value-type="string" calcext:value-type="string">
            <text:p>Harrison, N.B., P. Avgeriou, and U. Zdu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3" office:value-type="string" calcext:value-type="string">
            <text:p>Attempting to Understand the Progress of Software Architecture Decision-Making on Large Australian Defence Projects</text:p>
          </table:table-cell>
          <table:table-cell table:style-name="ce3" office:value-type="string" calcext:value-type="string">
            <text:p>Harrison, T.C. and A.P. Campbell.</text:p>
          </table:table-cell>
          <table:table-cell table:style-name="ce17"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3" office:value-type="string" calcext:value-type="string">
            <text:p>An integrated approach to quality achievement with architectural design decisions</text:p>
          </table:table-cell>
          <table:table-cell table:style-name="ce3" office:value-type="string" calcext:value-type="string">
            <text:p>Heeseok, C., C. Youhee, and Y. Keunhyuk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3" office:value-type="string" calcext:value-type="string">
            <text:p>Confirming and Reconfirming Architectural Decisions on Scalability: A Goal-Driven Simulation Approach</text:p>
          </table:table-cell>
          <table:table-cell table:style-name="ce3" office:value-type="string" calcext:value-type="string">
            <text:p>Hill, T., S. Supakkul, and L. Chung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3" office:value-type="string" calcext:value-type="string">
            <text:p>The lonesome architect</text:p>
          </table:table-cell>
          <table:table-cell table:style-name="ce3" office:value-type="string" calcext:value-type="string">
            <text:p>Hoorn, J.F., et al.</text:p>
          </table:table-cell>
          <table:table-cell table:style-name="ce17"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3" office:value-type="string" calcext:value-type="string">
            <text:p>Customer value in architecture decision making</text:p>
          </table:table-cell>
          <table:table-cell table:style-name="ce3" office:value-type="string" calcext:value-type="string">
            <text:p>Ivanovic´ , A. and P. America</text:p>
          </table:table-cell>
          <table:table-cell table:style-name="ce17"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3" office:value-type="string" calcext:value-type="string">
            <text:p>Information needed for architecture decision making</text:p>
          </table:table-cell>
          <table:table-cell table:style-name="ce3" office:value-type="string" calcext:value-type="string">
            <text:p>Ivanovic´ , A. and P. America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3" office:value-type="string" calcext:value-type="string">
            <text:p>Enriching software architecture documentation</text:p>
          </table:table-cell>
          <table:table-cell table:style-name="ce3" office:value-type="string" calcext:value-type="string">
            <text:p>Jansen, A., P. Avgeriou, and J.S. van der Ven,</text:p>
          </table:table-cell>
          <table:table-cell table:style-name="ce17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3" office:value-type="string" calcext:value-type="string">
            <text:p>Software Architecture as a Set of Architectural Design Decisions</text:p>
          </table:table-cell>
          <table:table-cell table:style-name="ce3" office:value-type="string" calcext:value-type="string">
            <text:p>Jansen, A. and J. Bosch</text:p>
          </table:table-cell>
          <table:table-cell table:style-name="ce17" office:value-type="float" office:value="2005" calcext:value-type="float">
            <text:p>2005</text:p>
          </table:table-cell>
          <table:table-cell table:number-columns-repeated="1017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3" office:value-type="string" calcext:value-type="string">
            <text:p>Documenting after the fact: Recovering architectural design decisions</text:p>
          </table:table-cell>
          <table:table-cell table:style-name="ce3" office:value-type="string" calcext:value-type="string">
            <text:p>Jansen, A., J. Bosch, and P. Avgeriou</text:p>
          </table:table-cell>
          <table:table-cell table:style-name="ce17"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3" office:value-type="string" calcext:value-type="string">
            <text:p>Tool support for architectural decisions</text:p>
          </table:table-cell>
          <table:table-cell table:style-name="ce3" office:value-type="string" calcext:value-type="string">
            <text:p>Jansen, A., et al.</text:p>
          </table:table-cell>
          <table:table-cell table:style-name="ce17" office:value-type="float" office:value="2007" calcext:value-type="float">
            <text:p>2007</text:p>
          </table:table-cell>
          <table:table-cell table:number-columns-repeated="1017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3" office:value-type="string" calcext:value-type="string">
            <text:p>From requirements negotiation to software architecture decisions</text:p>
          </table:table-cell>
          <table:table-cell table:style-name="ce3" office:value-type="string" calcext:value-type="string">
            <text:p>Kazman, R., H.P. In, and H.-M. Che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3" office:value-type="string" calcext:value-type="string">
            <text:p>Achieving Goals through Architectural Design Decisions</text:p>
          </table:table-cell>
          <table:table-cell table:style-name="ce3" office:value-type="string" calcext:value-type="string">
            <text:p>Khaled, L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3" office:value-type="string" calcext:value-type="string">
            <text:p>Integrating decision management with UML modeling concepts and tools</text:p>
          </table:table-cell>
          <table:table-cell table:style-name="ce3" office:value-type="string" calcext:value-type="string">
            <text:p>Könemann, P</text:p>
          </table:table-cell>
          <table:table-cell table:style-name="ce17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3" office:value-type="string" calcext:value-type="string">
            <text:p>Linking design decisions to design models in model-based software development</text:p>
          </table:table-cell>
          <table:table-cell table:style-name="ce3" office:value-type="string" calcext:value-type="string">
            <text:p>Könemann, P. and O. Zimmermann</text:p>
          </table:table-cell>
          <table:table-cell table:style-name="ce17"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3" office:value-type="string" calcext:value-type="string">
            <text:p>An Ontology of Architectural Design Decisions in Software Intensive Systems</text:p>
          </table:table-cell>
          <table:table-cell table:style-name="ce3" office:value-type="string" calcext:value-type="string">
            <text:p>Kruchten, P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3" office:value-type="string" calcext:value-type="string">
            <text:p>The decision view’s role in software architecture practice</text:p>
          </table:table-cell>
          <table:table-cell table:style-name="ce3" office:value-type="string" calcext:value-type="string">
            <text:p>Kruchten, P., R. Capilla, and J.C. Dueña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3" office:value-type="string" calcext:value-type="string">
            <text:p>Building up and reasoning about architectural knowledge</text:p>
          </table:table-cell>
          <table:table-cell table:style-name="ce3" office:value-type="string" calcext:value-type="string">
            <text:p>Kruchten, P., P. Lago, and H. van Vliet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3" office:value-type="string" calcext:value-type="string">
            <text:p>Capturing software architectural design decisions</text:p>
          </table:table-cell>
          <table:table-cell table:style-name="ce3" office:value-type="string" calcext:value-type="string">
            <text:p>Lee, L. and P. Kruchte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3" office:value-type="string" calcext:value-type="string">
            <text:p>Customizing the capture of software architectural design decisions</text:p>
          </table:table-cell>
          <table:table-cell table:style-name="ce3" office:value-type="string" calcext:value-type="string">
            <text:p>Lee, L. and P. Kruchte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3" office:value-type="string" calcext:value-type="string">
            <text:p>A tool to visualize architectural design decisions</text:p>
          </table:table-cell>
          <table:table-cell table:style-name="ce3" office:value-type="string" calcext:value-type="string">
            <text:p>Lee, L. and P. Kruchte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3" office:value-type="string" calcext:value-type="string">
            <text:p>Deferring Design Pattern Decisions and Automating Structural Pattern Changes Using a Design-Pattern-Based Programming System</text:p>
          </table:table-cell>
          <table:table-cell table:style-name="ce3" office:value-type="string" calcext:value-type="string">
            <text:p>MacDonald, S., et al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3" office:value-type="string" calcext:value-type="string">
            <text:p>Automating architecture trade-off decision making through a complex multi-attribute decision process</text:p>
          </table:table-cell>
          <table:table-cell table:style-name="ce3" office:value-type="string" calcext:value-type="string">
            <text:p>Makki, M., E. Bagheri, and A.A. Ghorbani</text:p>
          </table:table-cell>
          <table:table-cell table:style-name="ce17"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3" office:value-type="string" calcext:value-type="string">
            <text:p>Reusable architectural decision model for model and metadata repositories</text:p>
          </table:table-cell>
          <table:table-cell table:style-name="ce3" office:value-type="string" calcext:value-type="string">
            <text:p>Mayr, C., U. Zdun, and S. Dustda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3" office:value-type="string" calcext:value-type="string">
            <text:p>Architecturally Significant Requirements, Reference Architecture, and Metamodel for Knowledge Management in Information Technology Services</text:p>
          </table:table-cell>
          <table:table-cell table:style-name="ce3" office:value-type="string" calcext:value-type="string">
            <text:p>Miksovic, C. and O. Zimmermann</text:p>
          </table:table-cell>
          <table:table-cell table:style-name="ce17"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3" office:value-type="string" calcext:value-type="string">
            <text:p>Tracing architectural concerns in high assurance systems (NIER track)</text:p>
          </table:table-cell>
          <table:table-cell table:style-name="ce3" office:value-type="string" calcext:value-type="string">
            <text:p>Mirakhorli, M. and J. Cleland-Huang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3" office:value-type="string" calcext:value-type="string">
            <text:p>Decision Support System Environment for Software Architecture Style Selection (DESAS v1. 0)</text:p>
          </table:table-cell>
          <table:table-cell table:style-name="ce3" office:value-type="string" calcext:value-type="string">
            <text:p>Moaven, S., et al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3" office:value-type="string" calcext:value-type="string">
            <text:p>Architectural Design Decisions for Achieving Reliable Software Systems</text:p>
          </table:table-cell>
          <table:table-cell table:style-name="ce3" office:value-type="string" calcext:value-type="string">
            <text:p>Mohamed, A. and M. Zulkernine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3" office:value-type="string" calcext:value-type="string">
            <text:p>Traceability-based knowledge integration in group decision and negotiation activities</text:p>
          </table:table-cell>
          <table:table-cell table:style-name="ce3" office:value-type="string" calcext:value-type="string">
            <text:p>Mohan, K. and B. Ramesh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3" office:value-type="string" calcext:value-type="string">
            <text:p>Quantifying the value of architecture design decisions: Lessons from the fiel</text:p>
          </table:table-cell>
          <table:table-cell table:style-name="ce3" office:value-type="string" calcext:value-type="string">
            <text:p>Moore, M., et al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3" office:value-type="string" calcext:value-type="string">
            <text:p>Towards a theory on collaborative decision making in enterprise architecture</text:p>
          </table:table-cell>
          <table:table-cell table:style-name="ce3" office:value-type="string" calcext:value-type="string">
            <text:p>Nakakawa, A., P. Van Bommel, and E. Prope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3" office:value-type="string" calcext:value-type="string">
            <text:p>Automating the trace of architectural design decisions and rationales using a MDD approach</text:p>
          </table:table-cell>
          <table:table-cell table:style-name="ce3" office:value-type="string" calcext:value-type="string">
            <text:p>Navarro, E. and C.E. Cuesta</text:p>
          </table:table-cell>
          <table:table-cell table:style-name="ce17"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3" office:value-type="string" calcext:value-type="string">
            <text:p>Weaving a network of architectural knowledge</text:p>
          </table:table-cell>
          <table:table-cell table:style-name="ce3" office:value-type="string" calcext:value-type="string">
            <text:p>Navarro, E., C.E. Cuesta, and D.E. Perry</text:p>
          </table:table-cell>
          <table:table-cell table:style-name="ce17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3" office:value-type="string" calcext:value-type="string">
            <text:p>Goals, questions and metrics for architectural decision models</text:p>
          </table:table-cell>
          <table:table-cell table:style-name="ce3" office:value-type="string" calcext:value-type="string">
            <text:p>Nowak, M. and C. Pautasso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3" office:value-type="string" calcext:value-type="string">
            <text:p>Architectural decision modeling with reuse: Challenges and opportunities</text:p>
          </table:table-cell>
          <table:table-cell table:style-name="ce3" office:value-type="string" calcext:value-type="string">
            <text:p>Nowak, M., C. Pautasso, and O. Zimmerman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3" office:value-type="string" calcext:value-type="string">
            <text:p>Concepts and diagram elements for architectural knowledge management</text:p>
          </table:table-cell>
          <table:table-cell table:style-name="ce3" office:value-type="string" calcext:value-type="string">
            <text:p>Orlic, B., et al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3" office:value-type="string" calcext:value-type="string">
            <text:p>Architecture knowledge management during system evolution – Observations from practitioners</text:p>
          </table:table-cell>
          <table:table-cell table:style-name="ce3" office:value-type="string" calcext:value-type="string">
            <text:p>Ozkaya, I., P. Wallin, and J. Axelsso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3" office:value-type="string" calcext:value-type="string">
            <text:p>An Architectural Decision Tool Based on Scenarios and Nonfunctional Requirements</text:p>
          </table:table-cell>
          <table:table-cell table:style-name="ce3" office:value-type="string" calcext:value-type="string">
            <text:p>Parmar, M., W.U. Khan, and B. Kuma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3" office:value-type="string" calcext:value-type="string">
            <text:p>Restful web services vs. ‘‘big’’’ web services: making the right architectural decision</text:p>
          </table:table-cell>
          <table:table-cell table:style-name="ce3" office:value-type="string" calcext:value-type="string">
            <text:p>Pautasso, C., O. Zimmermann, and F. Leyman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3" office:value-type="string" calcext:value-type="string">
            <text:p>Systemic Management of Architectural Decisions in Enterprise Architecture Planning. Four Dimensions and Three Abstraction Levels</text:p>
          </table:table-cell>
          <table:table-cell table:style-name="ce3" office:value-type="string" calcext:value-type="string">
            <text:p>Pulkkinen, M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3" office:value-type="string" calcext:value-type="string">
            <text:p>Hybrid assessment method for software engineering decisions</text:p>
          </table:table-cell>
          <table:table-cell table:style-name="ce3" office:value-type="string" calcext:value-type="string">
            <text:p>Ribeiro, R.A., et al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3" office:value-type="string" calcext:value-type="string">
            <text:p>Introducing impact analysis for architectural decisions</text:p>
          </table:table-cell>
          <table:table-cell table:style-name="ce3" office:value-type="string" calcext:value-type="string">
            <text:p>Riebisch, M. and S. Wohlfarth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3" office:value-type="string" calcext:value-type="string">
            <text:p>Does enterprise architecture form the ground for group decisions in egovernment programme? qualitative study of the finnish national project for it in social services</text:p>
          </table:table-cell>
          <table:table-cell table:style-name="ce3" office:value-type="string" calcext:value-type="string">
            <text:p>Saarelainen, M.M. and V. Hotti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3" office:value-type="string" calcext:value-type="string">
            <text:p>Experiences in making architectural decisions during the development of a New Base Station platform</text:p>
          </table:table-cell>
          <table:table-cell table:style-name="ce3" office:value-type="string" calcext:value-type="string">
            <text:p>Savolainen, J., et al</text:p>
          </table:table-cell>
          <table:table-cell table:style-name="ce17"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3" office:value-type="string" calcext:value-type="string">
            <text:p>Conflict-centric software architectural views: Exposing trade-offs in quality requirements</text:p>
          </table:table-cell>
          <table:table-cell table:style-name="ce3" office:value-type="string" calcext:value-type="string">
            <text:p>Savolainen, J. and T. Männistö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A Design Map for Recording Precise Architecture Decisions</text:p>
          </table:table-cell>
          <table:table-cell table:style-name="ce3" office:value-type="string" calcext:value-type="string">
            <text:p>Sawada, A., et al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3" office:value-type="string" calcext:value-type="string">
            <text:p>Improving understandability of architecture design through visualization of architectural design decision</text:p>
          </table:table-cell>
          <table:table-cell table:style-name="ce3" office:value-type="string" calcext:value-type="string">
            <text:p>Shahin, M., P. Liang, and M.R. Khayyambashi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3" office:value-type="string" calcext:value-type="string">
            <text:p>Architectural design decision visualization for architecture design: Preliminary results of a controlled experiment</text:p>
          </table:table-cell>
          <table:table-cell table:style-name="ce3" office:value-type="string" calcext:value-type="string">
            <text:p>Shahin, M., P. Liang, and Z. Li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3" office:value-type="string" calcext:value-type="string">
            <text:p>Decision based development of productline: A quintessence usability approach</text:p>
          </table:table-cell>
          <table:table-cell table:style-name="ce3" office:value-type="string" calcext:value-type="string">
            <text:p>Siva Balan, R.V. and M. Punithavalli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3" office:value-type="string" calcext:value-type="string">
            <text:p>Applying a multi- criteria approach for the selection of usability patterns in the development of DTV applications</text:p>
          </table:table-cell>
          <table:table-cell table:style-name="ce3" office:value-type="string" calcext:value-type="string">
            <text:p>Sousa, K., H. Mendonca, and E. Furtado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3" office:value-type="string" calcext:value-type="string">
            <text:p>Guiding architectural decisions with the influencing factors method</text:p>
          </table:table-cell>
          <table:table-cell table:style-name="ce3" office:value-type="string" calcext:value-type="string">
            <text:p>Stoll, P., A. Wall, and C. Norstrom</text:p>
          </table:table-cell>
          <table:table-cell table:style-name="ce17"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3" office:value-type="string" calcext:value-type="string">
            <text:p>An industrial study on building consensus around software architectures and quality attributes</text:p>
          </table:table-cell>
          <table:table-cell table:style-name="ce3" office:value-type="string" calcext:value-type="string">
            <text:p>Svahnberg, M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3" office:value-type="string" calcext:value-type="string">
            <text:p>An investigation of a method for identifying a software architecture candidate with respect to quality attributes</text:p>
          </table:table-cell>
          <table:table-cell table:style-name="ce3" office:value-type="string" calcext:value-type="string">
            <text:p>Svahnberg, M. and C. Wohli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3" office:value-type="string" calcext:value-type="string">
            <text:p>A method for understanding quality attributes in software architecture structures</text:p>
          </table:table-cell>
          <table:table-cell table:style-name="ce3" office:value-type="string" calcext:value-type="string">
            <text:p>Svahnberg, M., et al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3" office:value-type="string" calcext:value-type="string">
            <text:p>Software designers, are you biased?</text:p>
          </table:table-cell>
          <table:table-cell table:style-name="ce3" office:value-type="string" calcext:value-type="string">
            <text:p>Tang, A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3" office:value-type="string" calcext:value-type="string">
            <text:p>Software Architecture Design Reasoning: A Case for Improved Methodology Support</text:p>
          </table:table-cell>
          <table:table-cell table:style-name="ce3" office:value-type="string" calcext:value-type="string">
            <text:p>Tang, A., H. Vliet, and R. Vasa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3" office:value-type="string" calcext:value-type="string">
            <text:p>Predicting Change Impact in Architecture Design with Bayesian Belief Networks</text:p>
          </table:table-cell>
          <table:table-cell table:style-name="ce3" office:value-type="string" calcext:value-type="string">
            <text:p>Tang, A., et al</text:p>
          </table:table-cell>
          <table:table-cell table:style-name="ce17" office:value-type="float" office:value="2005" calcext:value-type="float">
            <text:p>2005</text:p>
          </table:table-cell>
          <table:table-cell table:number-columns-repeated="1017"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22" office:value-type="string" calcext:value-type="string">
            <text:p>Capturing tacit architectural knowledge using the repertory grid technique (NIER track)</text:p>
          </table:table-cell>
          <table:table-cell table:style-name="ce22" office:value-type="string" calcext:value-type="string">
            <text:p>Tofan, D., M. Galster, and P. Avgeriou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3" office:value-type="string" calcext:value-type="string">
            <text:p>Reducing architectural knowledge vaporization by applying the repertory grid technique</text:p>
          </table:table-cell>
          <table:table-cell table:style-name="ce3" office:value-type="string" calcext:value-type="string">
            <text:p>Tofan, D., M. Galster, and P. Avgeriou</text:p>
          </table:table-cell>
          <table:table-cell table:style-name="ce17"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Exploring Extensibility of Architectural Design Decisions</text:p>
          </table:table-cell>
          <table:table-cell table:style-name="ce22" office:value-type="string" calcext:value-type="string">
            <text:p>Trujillo, S., et al.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22" office:value-type="string" calcext:value-type="string">
            <text:p>Architecture decisions: Demystifying architecture</text:p>
          </table:table-cell>
          <table:table-cell table:style-name="ce22" office:value-type="string" calcext:value-type="string">
            <text:p>Tyree, J. and A. Akerman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3" office:value-type="string" calcext:value-type="string">
            <text:p>Reengineering for service oriented architectures: A strategic decision model for integration versus migration</text:p>
          </table:table-cell>
          <table:table-cell table:style-name="ce3" office:value-type="string" calcext:value-type="string">
            <text:p>Umar, A. and A. Zordan</text:p>
          </table:table-cell>
          <table:table-cell table:style-name="ce17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22" office:value-type="string" calcext:value-type="string">
            <text:p>A constraint-oriented approach to software architecture design</text:p>
          </table:table-cell>
          <table:table-cell table:style-name="ce22" office:value-type="string" calcext:value-type="string">
            <text:p>van den Berg, M., A. Tang, and R. Farenhorst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3" office:value-type="string" calcext:value-type="string">
            <text:p>Design erosion: Problems and causes</text:p>
          </table:table-cell>
          <table:table-cell table:style-name="ce3" office:value-type="string" calcext:value-type="string">
            <text:p>van Gurp, J. and J. Bosch</text:p>
          </table:table-cell>
          <table:table-cell table:style-name="ce17" office:value-type="float" office:value="2002" calcext:value-type="float">
            <text:p>2002</text:p>
          </table:table-cell>
          <table:table-cell table:number-columns-repeated="1017"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3" office:value-type="string" calcext:value-type="string">
            <text:p>Naive architecting – Understanding the reasoning process of students: A descriptive survey</text:p>
          </table:table-cell>
          <table:table-cell table:style-name="ce3" office:value-type="string" calcext:value-type="string">
            <text:p>van Heesch, U. and P. Avgeriou</text:p>
          </table:table-cell>
          <table:table-cell table:style-name="ce17"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3" office:value-type="string" calcext:value-type="string">
            <text:p>Mature Architecting – A Survey about the Reasoning Process of Professional Architects</text:p>
          </table:table-cell>
          <table:table-cell table:style-name="ce3" office:value-type="string" calcext:value-type="string">
            <text:p>van Heesch, U. and P. Avgeriou</text:p>
          </table:table-cell>
          <table:table-cell table:style-name="ce17"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22" office:value-type="string" calcext:value-type="string">
            <text:p>Making Decisions in Integration of Automotive Software and Electronics: A Method Based on ATAM and AHP</text:p>
          </table:table-cell>
          <table:table-cell table:style-name="ce22" office:value-type="string" calcext:value-type="string">
            <text:p>Wallin, P., J. Froberg, and J. Axelsson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Using rationale to support pattern-based architectural design</text:p>
          </table:table-cell>
          <table:table-cell table:style-name="ce22" office:value-type="string" calcext:value-type="string">
            <text:p>Wang, W. and J.E. Burge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3" office:value-type="string" calcext:value-type="string">
            <text:p>Integrating requirements and design decisions in architecture representation</text:p>
          </table:table-cell>
          <table:table-cell table:style-name="ce3" office:value-type="string" calcext:value-type="string">
            <text:p>Weinreich, R. and G. Buchgeher</text:p>
          </table:table-cell>
          <table:table-cell table:style-name="ce17"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22" office:value-type="string" calcext:value-type="string">
            <text:p>Managing architectural design decisions for safety-critical software systems</text:p>
          </table:table-cell>
          <table:table-cell table:style-name="ce22" office:value-type="string" calcext:value-type="string">
            <text:p>Wu, W. and T. Kelly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22" office:value-type="string" calcext:value-type="string">
            <text:p>An architectural design decision-centric approach to architectural evolution</text:p>
          </table:table-cell>
          <table:table-cell table:style-name="ce22" office:value-type="string" calcext:value-type="string">
            <text:p>Youhee, C., C. Heeseok, and O. MoonKyun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3" office:value-type="string" calcext:value-type="string">
            <text:p>Architecture decision-making in support of complexity control</text:p>
          </table:table-cell>
          <table:table-cell table:style-name="ce3" office:value-type="string" calcext:value-type="string">
            <text:p>Zalewski, A. and S. Kijas</text:p>
          </table:table-cell>
          <table:table-cell table:style-name="ce17"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3" office:value-type="string" calcext:value-type="string">
            <text:p>Capturing architecture evolution with maps of architectural decisions 2.0</text:p>
          </table:table-cell>
          <table:table-cell table:style-name="ce3" office:value-type="string" calcext:value-type="string">
            <text:p>Zalewski, A., S. Kijas, and D. Sokolowska</text:p>
          </table:table-cell>
          <table:table-cell table:style-name="ce17"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3" office:value-type="string" calcext:value-type="string">
            <text:p>Diagrammatic Modeling of Architectural Decisions</text:p>
          </table:table-cell>
          <table:table-cell table:style-name="ce3" office:value-type="string" calcext:value-type="string">
            <text:p>Zalewski, A. and M. Ludzia,</text:p>
          </table:table-cell>
          <table:table-cell table:style-name="ce17"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22" office:value-type="string" calcext:value-type="string">
            <text:p>A model of design decision making based on empirical results of interviews with software designers</text:p>
          </table:table-cell>
          <table:table-cell table:style-name="ce22" office:value-type="string" calcext:value-type="string">
            <text:p>Zannier, C., M. Chiasson, and F. Maurer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22" office:value-type="string" calcext:value-type="string">
            <text:p>A qualitative empirical evalu- ation of design decisions</text:p>
          </table:table-cell>
          <table:table-cell table:style-name="ce22" office:value-type="string" calcext:value-type="string">
            <text:p>Zannier, C. and F. Maurer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22" office:value-type="string" calcext:value-type="string">
            <text:p>Foundations of agile decision making from agile mentors and developers</text:p>
          </table:table-cell>
          <table:table-cell table:style-name="ce22" office:value-type="string" calcext:value-type="string">
            <text:p>Zannier, C. and F. Maurer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22" office:value-type="string" calcext:value-type="string">
            <text:p>Comparing decision making in agile and non-agile software organizations</text:p>
          </table:table-cell>
          <table:table-cell table:style-name="ce22" office:value-type="string" calcext:value-type="string">
            <text:p>Zannier, C. and F. Maurer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22" office:value-type="string" calcext:value-type="string">
            <text:p>Social Factors Relevant to Capturing Design Decisions</text:p>
          </table:table-cell>
          <table:table-cell table:style-name="ce22" office:value-type="string" calcext:value-type="string">
            <text:p>Zannier, C. and F. Maurer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22" office:value-type="string" calcext:value-type="string">
            <text:p>Evaluation of software architectures using multicriteria fuzzy decision making technique</text:p>
          </table:table-cell>
          <table:table-cell table:style-name="ce22" office:value-type="string" calcext:value-type="string">
            <text:p>Zayaraz, G., S. Vijayalakshmi, and V. Vijayalakshmi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22" office:value-type="string" calcext:value-type="string">
            <text:p>Systematic pattern selection using pattern language grammars and design space analysis</text:p>
          </table:table-cell>
          <table:table-cell table:style-name="ce22" office:value-type="string" calcext:value-type="string">
            <text:p>Zdun, U.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22" office:value-type="string" calcext:value-type="string">
            <text:p>A DSL toolkit for deferring architectural decisions in DSL-based software design</text:p>
          </table:table-cell>
          <table:table-cell table:style-name="ce22" office:value-type="string" calcext:value-type="string">
            <text:p>Zdun, U.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22" office:value-type="string" calcext:value-type="string">
            <text:p>Architecting as decision making with patterns and primitives</text:p>
          </table:table-cell>
          <table:table-cell table:style-name="ce22" office:value-type="string" calcext:value-type="string">
            <text:p>Zdun, U., et al.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22" office:value-type="string" calcext:value-type="string">
            <text:p>Tradeoff and sensitivity analysis in software architecture evaluation using analytic hierarchy process</text:p>
          </table:table-cell>
          <table:table-cell table:style-name="ce22" office:value-type="string" calcext:value-type="string">
            <text:p>Zhu, L., et al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22" office:value-type="string" calcext:value-type="string">
            <text:p>UML Profiles for Design Decisions and Non-Functional Requirements</text:p>
          </table:table-cell>
          <table:table-cell table:style-name="ce22" office:value-type="string" calcext:value-type="string">
            <text:p>Zhu, L. and I. Gorton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22" office:value-type="string" calcext:value-type="string">
            <text:p>Architectural Decisions as Reusable Design Assets</text:p>
          </table:table-cell>
          <table:table-cell table:style-name="ce22" office:value-type="string" calcext:value-type="string">
            <text:p>Zimmermann, O.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22" office:value-type="string" calcext:value-type="string">
            <text:p>Service-oriented architecture and business process choreography in an order management scenario: rationale, concepts, lessons learned</text:p>
          </table:table-cell>
          <table:table-cell table:style-name="ce22" office:value-type="string" calcext:value-type="string">
            <text:p>Zimmermann, O., et al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22" office:value-type="string" calcext:value-type="string">
            <text:p>Architectural decisions and patterns for transactional workflows in SOA.</text:p>
          </table:table-cell>
          <table:table-cell table:style-name="ce22" office:value-type="string" calcext:value-type="string">
            <text:p>Zimmermann, O., et al.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22" office:value-type="string" calcext:value-type="string">
            <text:p>Reusable architectural decision models for enterprise application development</text:p>
          </table:table-cell>
          <table:table-cell table:style-name="ce22" office:value-type="string" calcext:value-type="string">
            <text:p>Zimmermann, O., et al.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3" office:value-type="string" calcext:value-type="string">
            <text:p>Managing architectural decision models with dependency relations, integrity constraints, and production rules</text:p>
          </table:table-cell>
          <table:table-cell table:style-name="ce3" office:value-type="string" calcext:value-type="string">
            <text:p>Zimmermann, O., et al.</text:p>
          </table:table-cell>
          <table:table-cell table:style-name="ce17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017"/>
        </table:table-row>
        <table:table-row table:style-name="ro1" table:number-rows-repeated="104842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6:01:43.2740280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6bd8f51f0bb0f42344f66a65ca86e692fe0f70bc</meta:generator>
    <meta:creation-date>2009-04-16T11:32:48Z</meta:creation-date>
    <dc:date>2019-05-06T09:07:04.646365915</dc:date>
    <meta:editing-cycles>19</meta:editing-cycles>
    <meta:editing-duration>PT13H7M58S</meta:editing-duration>
    <meta:document-statistic meta:table-count="2" meta:cell-count="684" meta:object-count="0"/>
    <meta:user-defined meta:name="Info 1"/>
    <meta:user-defined meta:name="Info 2"/>
    <meta:user-defined meta:name="Info 3"/>
    <meta:user-defined meta:name="Info 4"/>
  </office:meta>
</office:document-meta>
</file>